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1.198cm"/>
    </style:style>
    <style:style style:name="co59" style:family="table-column">
      <style:table-column-properties fo:break-before="auto" style:column-width="3.076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3.113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80" style:family="table-column">
      <style:table-column-properties fo:break-before="auto" style:column-width="1.554cm"/>
    </style:style>
    <style:style style:name="co81" style:family="table-column">
      <style:table-column-properties fo:break-before="auto" style:column-width="2.08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386cm"/>
    </style:style>
    <style:style style:name="co84" style:family="table-column">
      <style:table-column-properties fo:break-before="auto" style:column-width="1.928cm"/>
    </style:style>
    <style:style style:name="co85" style:family="table-column">
      <style:table-column-properties fo:break-before="auto" style:column-width="1.365cm"/>
    </style:style>
    <style:style style:name="co86" style:family="table-column">
      <style:table-column-properties fo:break-before="auto" style:column-width="0.97cm"/>
    </style:style>
    <style:style style:name="co87" style:family="table-column">
      <style:table-column-properties fo:break-before="auto" style:column-width="5.101cm"/>
    </style:style>
    <style:style style:name="co88" style:family="table-column">
      <style:table-column-properties fo:break-before="auto" style:column-width="3.304cm"/>
    </style:style>
    <style:style style:name="co89" style:family="table-column">
      <style:table-column-properties fo:break-before="auto" style:column-width="1.284cm"/>
    </style:style>
    <style:style style:name="co90" style:family="table-column">
      <style:table-column-properties fo:break-before="auto" style:column-width="1.831cm"/>
    </style:style>
    <style:style style:name="co91" style:family="table-column">
      <style:table-column-properties fo:break-before="auto" style:column-width="1.713cm"/>
    </style:style>
    <style:style style:name="co92" style:family="table-column">
      <style:table-column-properties fo:break-before="auto" style:column-width="2.286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2.923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6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545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6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5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9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5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6"/>
          <table:covered-table-cell table:number-columns-repeated="2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1" office:value-type="string" calcext:value-type="string">
            <text:p>Módosítók</text:p>
          </table:table-cell>
          <table:table-cell table:style-name="ce680" table:content-validation-name="val128" office:value-type="string" calcext:value-type="string">
            <text:p>Összesen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8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2" office:value-type="float" office:value="10" calcext:value-type="float">
            <text:p>10</text:p>
          </table:table-cell>
          <table:table-cell table:style-name="ce749" table:content-validation-name="val12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29" table:formula="of:=[.C4]+[.D4]" office:value-type="float" office:value="15" calcext:value-type="float">
            <text:p>15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9" table:formula="of:=[KP_tablazat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49" table:content-validation-name="val112" office:value-type="float" office:value="20" calcext:value-type="float">
            <text:p>20</text:p>
          </table:table-cell>
          <table:table-cell table:style-name="ce749" table:content-validation-name="val123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30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49" table:content-validation-name="val112" office:value-type="float" office:value="120" calcext:value-type="float">
            <text:p>120</text:p>
          </table:table-cell>
          <table:table-cell table:style-name="ce749" table:content-validation-name="val124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31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595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49" table:content-validation-name="val113" table:formula="of:=[KP_tablazat.K17]" office:value-type="float" office:value="-30" calcext:value-type="float">
            <text:p>-30</text:p>
          </table:table-cell>
          <table:table-cell table:style-name="ce507" table:content-validation-name="val125" table:formula="of:=2*[Alapértékek.C24]" office:value-type="float" office:value="0" calcext:value-type="float">
            <text:p>0</text:p>
          </table:table-cell>
          <table:table-cell table:style-name="ce844" table:content-validation-name="val132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50" table:formula="of:=[KP_tablazat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6"/>
          <table:covered-table-cell table:number-columns-repeated="3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5"/>
          <table:table-cell table:style-name="ce786" office:value-type="string" calcext:value-type="string">
            <text:p>KP HM-re:</text:p>
          </table:table-cell>
          <table:table-cell table:style-name="ce658" table:content-validation-name="val133" table:formula="of:=[.I3]*[KP_tablazat.K19]+[.I7]*[KP_tablazat.K22]" office:value-type="float" office:value="0" calcext:value-type="float">
            <text:p>0 KP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1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4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37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4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4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4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4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4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4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4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4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6" table:content-validation-name="val13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0" table:formula="of:=[$KP_tablazat.$K$36]" office:value-type="float" office:value="0" calcext:value-type="float">
            <text:p>0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5"/>
          <table:table-cell table:style-name="Default" table:number-columns-repeated="3"/>
          <table:table-cell table:style-name="ce840"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6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4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5"/>
          <table:table-cell table:style-name="ce702" table:content-validation-name="val11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756" table:content-validation-name="val11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2" table:formula="of:=[.G25]" office:value-type="string" office:string-value="-5 Z" calcext:value-type="string">
            <text:p>-5 Z</text:p>
          </table:table-cell>
          <table:table-cell table:style-name="ce9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756" table:content-validation-name="val11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6" table:content-validation-name="val139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569" table:content-validation-name="val11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570" table:content-validation-name="val11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3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9"/>
          <table:table-cell table:style-name="ce628" office:value-type="float" office:value="0" calcext:value-type="float">
            <text:p>0</text:p>
          </table:table-cell>
          <table:table-cell table:style-name="ce667" table:content-validation-name="val13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6"/>
          <table:table-cell table:style-name="ce852" table:content-validation-name="val117" office:value-type="string" calcext:value-type="string">
            <text:p>Tám/kör</text:p>
          </table:table-cell>
          <table:table-cell table:style-name="ce852" office:value-type="string" calcext:value-type="string">
            <text:p>KÉ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72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7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7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84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1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6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3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4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6" office:value-type="string" calcext:value-type="string">
            <text:p>-</text:p>
          </table:table-cell>
          <table:table-cell table:style-name="ce757" table:content-validation-name="val146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7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5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7" table:number-columns-spanned="4" table:number-rows-spanned="1"/>
          <table:covered-table-cell table:style-name="ce1327" table:content-validation-name="val157"/>
          <table:covered-table-cell table:style-name="ce1020" table:content-validation-name="val157"/>
          <table:covered-table-cell table:style-name="ce1022" table:content-validation-name="val157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table:content-validation-name="val15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9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0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string" calcext:value-type="string">
            <text:p>5+Erő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447" office:value-type="string" calcext:value-type="string">
            <text:p>MK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Zúz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224" office:value-type="string" calcext:value-type="string">
            <text:p>Fegyver</text:p>
          </table:table-cell>
          <table:table-cell table:style-name="ce1255" office:value-type="string" calcext:value-type="string">
            <text:p>Forgatás módja</text:p>
          </table:table-cell>
          <table:table-cell table:style-name="ce1224" office:value-type="string" calcext:value-type="string">
            <text:p>SP</text:p>
          </table:table-cell>
          <table:table-cell table:style-name="ce1255" office:value-type="string" calcext:value-type="string">
            <text:p>Sebzés módja</text:p>
          </table:table-cell>
          <table:table-cell table:style-name="ce1224" office:value-type="string" calcext:value-type="string">
            <text:p>Átütés</text:p>
          </table:table-cell>
          <table:table-cell table:style-name="ce1224" table:number-columns-repeated="2"/>
          <table:table-cell table:style-name="ce1224" office:value-type="string" calcext:value-type="string">
            <text:p>Hatótáv</text:p>
          </table:table-cell>
          <table:table-cell table:style-name="ce1224" office:value-type="string" calcext:value-type="string">
            <text:p>KÉ</text:p>
          </table:table-cell>
          <table:table-cell table:style-name="ce1224" office:value-type="string" calcext:value-type="string">
            <text:p>CÉ</text:p>
          </table:table-cell>
          <table:table-cell table:style-name="ce1224" office:value-type="string" calcext:value-type="string">
            <text:p>Osztó</text:p>
          </table:table-cell>
          <table:table-cell table:style-name="ce1224" office:value-type="string" calcext:value-type="string">
            <text:p>Sebesség</text:p>
          </table:table-cell>
          <table:table-cell table:style-name="ce1224" office:value-type="string" calcext:value-type="string">
            <text:p>Harcmodor</text:p>
          </table:table-cell>
          <table:table-cell table:style-name="ce1224"/>
          <table:table-cell table:style-name="ce1441" table:number-columns-repeated="241"/>
          <table:table-cell table:number-columns-repeated="16128"/>
        </table:table-row>
        <table:table-row table:style-name="ro2">
          <table:table-cell table:style-name="Default" table:number-columns-repeated="16384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3">
          <table:table-cell table:style-name="ce1213"/>
          <table:table-cell table:style-name="ce1226" office:value-type="string" calcext:value-type="string">
            <text:p>Dárda</text:p>
          </table:table-cell>
          <table:table-cell table:style-name="ce1226" office:value-type="string" calcext:value-type="string">
            <text:p>egykezes</text:p>
          </table:table-cell>
          <table:table-cell table:style-name="ce1270" office:value-type="float" office:value="3" calcext:value-type="float">
            <text:p>3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3" calcext:value-type="float">
            <text:p>3</text:p>
          </table:table-cell>
          <table:table-cell table:style-name="ce1292" table:number-columns-repeated="2"/>
          <table:table-cell table:style-name="ce1270" office:value-type="string" calcext:value-type="string">
            <text:p>5m + (Erő x 3)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3" calcext:value-type="float">
            <text:p>3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7" calcext:value-type="float">
            <text:p>7</text:p>
          </table:table-cell>
          <table:table-cell table:style-name="ce1395" office:value-type="string" calcext:value-type="string">
            <text:p>hajítás</text:p>
          </table:table-cell>
          <table:table-cell table:style-name="ce1446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460"/>
          <table:table-cell table:style-name="ce22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9" office:value-type="string" calcext:value-type="string">
            <text:p>Dobóhál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23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226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Lassz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270" office:value-type="string" calcext:value-type="string">
            <text:p>-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10m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8" office:value-type="string" calcext:value-type="string">
            <text:p>Sebesülés az esés következtében lehet.</text:p>
          </table:table-cell>
          <table:table-cell table:style-name="ce226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230" office:value-type="string" calcext:value-type="string">
            <text:p>Parittya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70m</text:p>
          </table:table-cell>
          <table:table-cell table:number-columns-repeated="2" table:style-name="ce1270" office:value-type="float" office:value="4" calcext:value-type="float">
            <text:p>4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Default" table:number-columns-repeated="16384"/>
        </table:table-row>
        <table:table-row table:style-name="ro14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5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30" office:value-type="string" calcext:value-type="string">
            <text:p>Fúvócső, kicsi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string" calcext:value-type="string">
            <text:p>spec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16m</text:p>
          </table:table-cell>
          <table:table-cell table:style-name="ce1270" office:value-type="float" office:value="10" calcext:value-type="float">
            <text:p>10</text:p>
          </table:table-cell>
          <table:table-cell table:style-name="ce1270" office:value-type="float" office:value="8" calcext:value-type="float">
            <text:p>8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8" calcext:value-type="float">
            <text:p>8</text:p>
          </table:table-cell>
          <table:table-cell table:style-name="ce1395" office:value-type="string" calcext:value-type="string">
            <text:p>íjászat</text:p>
          </table:table-cell>
          <table:table-cell table:style-name="ce14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Fúvócső, vadász</text:p>
          </table:table-cell>
          <table:table-cell table:style-name="ce1230" office:value-type="string" calcext:value-type="string">
            <text:p>kétkezes</text:p>
          </table:table-cell>
          <table:table-cell table:style-name="ce1270" office:value-type="float" office:value="-10" calcext:value-type="float">
            <text:p>-10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30m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10" calcext:value-type="float">
            <text:p>1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íjászat</text:p>
          </table:table-cell>
          <table:table-cell table:style-name="ce1448"/>
          <table:table-cell table:style-name="ce226" table:number-columns-repeated="16369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21">* Halálos hatása csak aquir kézben érvényesül</text:span></text:p>
            <text:p><text:span text:style-name="T21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7" table:default-cell-style-name="ce1165"/>
        <table:table-column table:style-name="co58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99"/>
        <table:table-column table:style-name="co61" table:default-cell-style-name="ce1553"/>
        <table:table-column table:style-name="co62" table:default-cell-style-name="ce1564"/>
        <table:table-column table:style-name="co63" table:default-cell-style-name="ce1553"/>
        <table:table-column table:style-name="co64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81"/>
          <table:covered-table-cell table:style-name="ce1486"/>
          <table:covered-table-cell table:style-name="ce1481"/>
          <table:covered-table-cell table:number-columns-repeated="3" table:style-name="ce1486"/>
          <table:covered-table-cell table:style-name="ce1481"/>
          <table:table-cell table:style-name="ce1486"/>
          <table:table-cell table:style-name="ce1391"/>
          <table:table-cell table:style-name="ce1486"/>
          <table:table-cell table:number-columns-repeated="16373"/>
        </table:table-row>
        <table:table-row table:style-name="ro3">
          <table:table-cell table:style-name="ce1547"/>
          <table:table-cell table:style-name="ce1481"/>
          <table:table-cell table:style-name="ce1486"/>
          <table:table-cell table:style-name="ce1481"/>
          <table:table-cell table:style-name="ce1486" table:number-columns-repeated="3"/>
          <table:table-cell table:style-name="ce1481"/>
          <table:table-cell table:style-name="ce1486"/>
          <table:table-cell table:style-name="ce1391"/>
          <table:table-cell table:style-name="ce1486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70" office:value-type="string" calcext:value-type="string">
            <text:p><text:span text:style-name="T22"><text:a xlink:href="https://github.com/kaktusztea/km100/blob/master/md/kepzettsegek/osi_nyelv_ismerete.md" xlink:type="simple">Ősi nyelv ismerete</text:a></text:span><text:span text:style-name="T22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47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47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7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47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47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7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47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47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47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7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table:content-validation-name="val162" office:value-type="string" calcext:value-type="string">
            <text:p><text:span text:style-name="T22"><text:a xlink:href="https://github.com/kaktusztea/km100/blob/master/md/kepzettsegek/szakma.md" xlink:type="simple">Szakma</text:a></text:span><text:span text:style-name="T22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545"/>
        <table:table-column table:style-name="co66" table:default-cell-style-name="ce1649"/>
        <table:table-column table:style-name="co67" table:default-cell-style-name="ce1545"/>
        <table:table-column table:style-name="co68" table:default-cell-style-name="ce1653"/>
        <table:table-column table:style-name="co14" table:default-cell-style-name="ce1545"/>
        <table:table-column table:style-name="co69" table:default-cell-style-name="ce1545"/>
        <table:table-column table:style-name="co70" table:default-cell-style-name="ce1545"/>
        <table:table-column table:style-name="co71" table:default-cell-style-name="ce1545"/>
        <table:table-column table:style-name="co72" table:default-cell-style-name="ce1545"/>
        <table:table-column table:style-name="co73" table:default-cell-style-name="ce1545"/>
        <table:table-column table:style-name="co74" table:default-cell-style-name="ce1545"/>
        <table:table-column table:style-name="co75" table:default-cell-style-name="ce1545"/>
        <table:table-column table:style-name="co76" table:default-cell-style-name="ce1545"/>
        <table:table-column table:style-name="co14" table:number-columns-repeated="16371" table:default-cell-style-name="ce1545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45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25">Godoni nyelvek </text:span><text:span text:style-name="T26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24">➖➖➖ </text:span><text:span text:style-name="T27">Származás </text:span><text:span text:style-name="T28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3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24">➖➖➖ </text:span><text:span text:style-name="T27">Jellem, fóbiák, hobbik </text:span><text:span text:style-name="T28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5" office:value-type="string" calcext:value-type="string">
            <text:p><text:span text:style-name="T24">➖➖➖ </text:span><text:span text:style-name="T25">Faj nyelvek </text:span><text:span text:style-name="T26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24">➖➖➖ </text:span><text:span text:style-name="T27">Küllem, fizikum </text:span><text:span text:style-name="T28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3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3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5" office:value-type="string" calcext:value-type="string">
            <text:p><text:span text:style-name="T24">➖➖➖ Kyr</text:span><text:span text:style-name="T25"> nyelvek </text:span><text:span text:style-name="T26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45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4">➖➖➖➖ Karmák</text:span><text:span text:style-name="T27"> </text:span><text:span text:style-name="T28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2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6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6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6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29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:</text:span><text:span text:style-name="T3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Kiegészítő KP / Szint: (</text:span><text:span text:style-name="T31">20</text:span><text:span text:style-name="T30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Erőbónusz beszámít: (Erő/2) <text:span text:style-name="T32">→ </text:span><text:span text:style-name="T33">lefelé</text:span><text:span text:style-name="T32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8"> </text:span><text:span text:style-name="T34">→</text:span><text:span text:style-name="T8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8">  </text:span><text:span text:style-name="T34">→</text:span><text:span text:style-name="T8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8">  </text:span><text:span text:style-name="T34">→</text:span><text:span text:style-name="T8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8">  </text:span><text:span text:style-name="T34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0" table:default-cell-style-name="ce1545"/>
        <table:table-column table:style-name="co81" table:default-cell-style-name="ce1545"/>
        <table:table-column table:style-name="co82" table:default-cell-style-name="ce1545"/>
        <table:table-column table:style-name="co83" table:default-cell-style-name="ce1545"/>
        <table:table-column table:style-name="co82" table:default-cell-style-name="ce1545"/>
        <table:table-column table:style-name="co39" table:default-cell-style-name="ce1545"/>
        <table:table-column table:style-name="co84" table:default-cell-style-name="ce1545"/>
        <table:table-column table:style-name="co85" table:default-cell-style-name="ce1545"/>
        <table:table-column table:style-name="co86" table:default-cell-style-name="ce1545"/>
        <table:table-column table:style-name="co87" table:default-cell-style-name="ce1545"/>
        <table:table-column table:style-name="co88" table:default-cell-style-name="ce1545"/>
        <table:table-column table:style-name="co89" table:default-cell-style-name="ce1545"/>
        <table:table-column table:style-name="co25" table:default-cell-style-name="ce1545"/>
        <table:table-column table:style-name="co90" table:default-cell-style-name="ce1545"/>
        <table:table-column table:style-name="co91" table:default-cell-style-name="ce1545"/>
        <table:table-column table:style-name="co92" table:default-cell-style-name="ce1545"/>
        <table:table-column table:style-name="co9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5"/>
          <table:covered-table-cell table:style-name="ce1660"/>
          <table:covered-table-cell table:style-name="ce1681"/>
          <table:covered-table-cell table:style-name="ce1690"/>
          <table:covered-table-cell table:number-columns-repeated="6" table:style-name="ce1681"/>
          <table:covered-table-cell table:number-columns-repeated="3" table:style-name="ce1745"/>
          <table:covered-table-cell table:style-name="ce1681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35"/>
          <table:table-cell table:style-name="ce1660"/>
          <table:table-cell table:style-name="ce1681"/>
          <table:table-cell table:style-name="ce1690"/>
          <table:table-cell table:style-name="ce1681" table:number-columns-repeated="6"/>
          <table:table-cell table:style-name="ce1745" table:number-columns-repeated="3"/>
          <table:table-cell table:style-name="ce168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4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Átfogó</text:p>
          </table:table-cell>
          <table:covered-table-cell table:style-name="ce1621"/>
          <table:table-cell table:style-name="ce1621" office:value-type="string" calcext:value-type="string" table:number-columns-spanned="2" table:number-rows-spanned="1">
            <text:p>Átlagos</text:p>
          </table:table-cell>
          <table:covered-table-cell table:style-name="ce1621"/>
          <table:table-cell table:style-name="Default" table:number-columns-repeated="2"/>
          <table:table-cell table:style-name="ce379" table:number-columns-repeated="4"/>
          <table:table-cell table:style-name="ce1746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4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0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3" office:value-type="string" calcext:value-type="string">
            <text:p>Egyik HM nagyobb lehet</text:p>
          </table:table-cell>
          <table:table-cell table:style-name="ce1716" table:content-validation-name="val16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6" office:value-type="string" calcext:value-type="string">
            <text:p>Erőbónusz</text:p>
          </table:table-cell>
          <table:table-cell table:style-name="ce171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4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4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77" office:value-type="string" calcext:value-type="string">
            <text:p>Fok</text:p>
          </table:table-cell>
          <table:table-cell table:style-name="ce16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7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77" office:value-type="string" calcext:value-type="string">
            <text:p>Fok</text:p>
          </table:table-cell>
          <table:table-cell table:style-name="ce1677" office:value-type="string" calcext:value-type="string">
            <text:p>Sebesség bónusz</text:p>
          </table:table-cell>
          <table:table-cell table:style-name="ce167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9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2" table:content-validation-name="val16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4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77" table:content-validation-name="val164" office:value-type="string" calcext:value-type="string">
            <text:p>Fok</text:p>
          </table:table-cell>
          <table:table-cell table:style-name="ce1677" table:content-validation-name="val164" office:value-type="string" calcext:value-type="string">
            <text:p>Bónusz</text:p>
          </table:table-cell>
          <table:table-cell table:style-name="ce696"/>
          <table:table-cell table:style-name="ce175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0" calcext:value-type="float">
            <text:p>0</text:p>
          </table:table-cell>
          <table:table-cell table:style-name="ce1341" table:content-validation-name="val164" office:value-type="float" office:value="0" calcext:value-type="float">
            <text:p>0</text:p>
          </table:table-cell>
          <table:table-cell table:style-name="ce696"/>
          <table:table-cell table:style-name="ce175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1" calcext:value-type="float">
            <text:p>1</text:p>
          </table:table-cell>
          <table:table-cell table:style-name="ce1341" table:content-validation-name="val164" office:value-type="float" office:value="1" calcext:value-type="float">
            <text:p>1</text:p>
          </table:table-cell>
          <table:table-cell table:style-name="ce696"/>
          <table:table-cell table:style-name="ce1752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649"/>
          <table:table-cell table:style-name="ce696" table:number-columns-repeated="3"/>
          <table:table-cell table:style-name="ce1752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2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5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3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77" table:content-validation-name="val53" office:value-type="string" calcext:value-type="string">
            <text:p>Fegyver</text:p>
          </table:table-cell>
          <table:table-cell table:style-name="ce1677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7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7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7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7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7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79" table:content-validation-name="val53"/>
          <table:table-cell table:style-name="ce1701" table:content-validation-name="val53" office:value-type="string" calcext:value-type="string">
            <text:p>SFÉ diff</text:p>
          </table:table-cell>
          <table:table-cell table:style-name="ce170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79" table:content-validation-name="val53" office:value-type="string" calcext:value-type="string">
            <text:p>Szúró</text:p>
          </table:table-cell>
          <table:table-cell table:style-name="ce1679" table:content-validation-name="val53" office:value-type="string" calcext:value-type="string">
            <text:p>Vágó</text:p>
          </table:table-cell>
          <table:table-cell table:style-name="ce167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2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78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6" table:content-validation-name="val53"/>
          <table:table-cell table:style-name="ce1759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10"/>
          <table:table-cell table:style-name="ce1624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46"/>
          <table:table-cell table:style-name="ce1759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10"/>
          <table:table-cell table:number-columns-repeated="8"/>
          <table:table-cell table:style-name="ce1649" table:number-columns-repeated="3"/>
          <table:table-cell table:style-name="ce1746"/>
          <table:table-cell table:style-name="ce1759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.00.00</text:date>, <text:time style:data-style-name="N2" text:time-value="23:54:57.25499081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01T00:10:36.169915155</dc:date>
    <meta:editing-cycles>500</meta:editing-cycles>
    <meta:editing-duration>P2DT15H18M45S</meta:editing-duration>
    <meta:document-statistic meta:table-count="11" meta:cell-count="308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